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cm" svg:height="4.8cm" svg:x="7.1cm" svg:y="6.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6cm" svg:y1="4.061cm" svg:x2="13.6cm" svg:y2="6.2cm" draw:start-shape="id1" draw:start-glue-point="6" draw:end-shape="id2" draw:end-glue-point="0" svg:d="m13600 4061v2139" svg:viewBox="0 0 1 2140">
          <text:p/>
        </draw:connector>
        <draw:custom-shape draw:style-name="gr1" draw:text-style-name="P1" xml:id="id1" draw:id="id1" draw:layer="layout" svg:width="6.8cm" svg:height="3.218cm" svg:x="10.2cm" svg:y="1.182cm">
          <text:p text:style-name="P2"><text:span text:style-name="T1">Main.hs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xml:id="id8" draw:id="id8" draw:layer="layout" svg:width="4.8cm" svg:height="2.5cm" svg:x="10.9cm" svg:y="17.1cm">
          <text:p text:style-name="P2"><text:span text:style-name="T1">実行</text:span></text:p>
          <text:p text:style-name="P2"><text:span text:style-name="T1">バイナリ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6cm" svg:height="3.218cm" svg:x="8cm" svg:y="7cm">
          <text:p text:style-name="P2"><text:span text:style-name="T1">hs_main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" draw:text-style-name="P3" draw:layer="layout" svg:width="6.22cm" svg:height="1.249cm" svg:x="13.9cm" svg:y="4.5cm">
          <draw:text-box>
            <text:p text:style-name="P3"><text:span text:style-name="T1">Ajhc</text:span><text:span text:style-name="T1">でコンパイル</text:span></text:p>
          </draw:text-box>
        </draw:frame>
        <draw:custom-shape draw:style-name="gr1" draw:text-style-name="P1" xml:id="id4" draw:id="id4" draw:layer="layout" svg:width="4.8cm" svg:height="2.517cm" svg:x="13.8cm" svg:y="11.984cm">
          <text:p text:style-name="P2"><text:span text:style-name="T1">libjhcrts.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1cm" svg:height="3.218cm" svg:x="13.1cm" svg:y="6.882cm">
          <text:p text:style-name="P2"><text:span text:style-name="T1">Ajhc</text:span><text:span text:style-name="T1">ランタイム</text:span></text:p>
          <text:p text:style-name="P2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2" draw:layer="layout" draw:type="line" svg:x1="16.15cm" svg:y1="9.761cm" svg:x2="16.2cm" svg:y2="11.984cm" draw:start-shape="id3" draw:start-glue-point="6" draw:end-shape="id4" svg:d="m16150 9761 50 2223" svg:viewBox="0 0 51 2224">
          <text:p/>
        </draw:connector>
        <draw:custom-shape draw:style-name="gr1" draw:text-style-name="P1" xml:id="id6" draw:id="id6" draw:layer="layout" svg:width="4.8cm" svg:height="2.517cm" svg:x="21.3cm" svg:y="11.984cm">
          <text:p text:style-name="P2"><text:span text:style-name="T1">libstm32f3.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1cm" svg:height="3.218cm" svg:x="20.6cm" svg:y="6.7cm">
          <text:p text:style-name="P2"><text:span text:style-name="T1">STM32</text:span><text:span text:style-name="T1">付属</text:span></text:p>
          <text:p text:style-name="P2"><text:span text:style-name="T1">C</text:span><text:span text:style-name="T1">言語ソース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2" draw:layer="layout" draw:type="line" svg:x1="23.65cm" svg:y1="9.579cm" svg:x2="23.7cm" svg:y2="11.984cm" draw:start-shape="id5" draw:start-glue-point="6" draw:end-shape="id6" svg:d="m23650 9579 50 2405" svg:viewBox="0 0 51 2406">
          <text:p/>
        </draw:connector>
        <draw:custom-shape draw:style-name="gr1" draw:text-style-name="P1" xml:id="id7" draw:id="id7" draw:layer="layout" svg:width="3.91cm" svg:height="2.7cm" svg:x="1.7cm" svg:y="11.9cm">
          <text:p text:style-name="P2"><text:span text:style-name="T1">main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xml:id="id9" draw:id="id9" draw:layer="layout" svg:width="3.91cm" svg:height="2.7cm" svg:x="6.29cm" svg:y="11.9cm">
          <text:p text:style-name="P2"><text:span text:style-name="T1">alloc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4" draw:text-style-name="P2" draw:layer="layout" draw:type="curve" svg:x1="3.655cm" svg:y1="14.315cm" svg:x2="13.3cm" svg:y2="17.1cm" draw:start-shape="id7" draw:start-glue-point="6" draw:end-shape="id8" draw:end-glue-point="0" svg:d="m3655 14315c0 2304 9645 912 9645 2785" svg:viewBox="0 0 9646 2786">
          <text:p/>
        </draw:connector>
        <draw:connector draw:style-name="gr4" draw:text-style-name="P2" draw:layer="layout" draw:type="curve" svg:x1="8.245cm" svg:y1="14.315cm" svg:x2="13.3cm" svg:y2="17.1cm" draw:start-shape="id9" draw:start-glue-point="6" draw:end-shape="id8" draw:end-glue-point="0" svg:d="m8245 14315c0 2304 5055 912 5055 2785" svg:viewBox="0 0 5056 2786">
          <text:p/>
        </draw:connector>
        <draw:connector draw:style-name="gr4" draw:text-style-name="P2" draw:layer="layout" draw:type="curve" svg:x1="16.2cm" svg:y1="14.501cm" svg:x2="13.3cm" svg:y2="17.1cm" draw:start-shape="id4" draw:start-glue-point="2" draw:end-shape="id8" draw:end-glue-point="0" svg:d="m16200 14501c0 1948-2900 649-2900 2599" svg:viewBox="0 0 2901 2600">
          <text:p/>
        </draw:connector>
        <draw:connector draw:style-name="gr4" draw:text-style-name="P2" draw:layer="layout" draw:type="curve" svg:x1="23.7cm" svg:y1="14.501cm" svg:x2="13.3cm" svg:y2="17.1cm" draw:start-shape="id6" draw:end-shape="id8" draw:end-glue-point="0" svg:d="m23700 14501c0 1948-10400 649-10400 2599" svg:viewBox="0 0 10401 2600">
          <text:p/>
        </draw:connector>
        <draw:frame draw:style-name="gr3" draw:text-style-name="P3" draw:layer="layout" svg:width="6.419cm" svg:height="1.249cm" svg:x="17.1cm" svg:y="16.1cm">
          <draw:text-box>
            <text:p text:style-name="P3"><text:span text:style-name="T1">GCC</text:span><text:span text:style-name="T1">でコンパイル</text:span></text:p>
          </draw:text-box>
        </draw:frame>
        <draw:frame draw:style-name="gr3" draw:text-style-name="P3" draw:layer="layout" svg:width="4.137cm" svg:height="2.147cm" svg:x="24.063cm" svg:y="9.753cm">
          <draw:text-box>
            <text:p text:style-name="P3"><text:span text:style-name="T1">GCC</text:span><text:span text:style-name="T1">で</text:span></text:p>
            <text:p text:style-name="P3"><text:span text:style-name="T1">コンパイル</text:span></text:p>
          </draw:text-box>
        </draw:frame>
        <draw:connector draw:style-name="gr4" draw:text-style-name="P2" draw:layer="layout" draw:type="curve" svg:x1="10.3cm" svg:y1="9.879cm" svg:x2="13.3cm" svg:y2="17.1cm" draw:start-shape="id10" draw:start-glue-point="6" draw:end-shape="id8" svg:d="m10300 9879c0 5671 3000 2061 3000 7221" svg:viewBox="0 0 3001 7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01:12:38</dc:date>
    <dc:creator>Okabe Kiwamu</dc:creator>
    <meta:editing-duration>PT1H16M41S</meta:editing-duration>
    <meta:editing-cycles>101</meta:editing-cycles>
    <meta:generator>LibreOffice/4.0.1.1$Linux_X86_64 LibreOffice_project/400m0$Build-1</meta:generator>
    <meta:document-statistic meta:object-count="21"/>
  </office:meta>
</office:document-meta>
</file>